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.5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000000" draw:fill-color="#bee3d3" draw:textarea-horizontal-align="justify" draw:textarea-vertical-align="middle" draw:auto-grow-height="false" fo:min-height="0.7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bee3d3"/>
      <style:paragraph-properties fo:text-align="center"/>
    </style:style>
    <style:style style:name="P6" style:family="paragraph">
      <loext:graphic-properties draw:fill-color="#bee3d3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cm" svg:x="2.1cm" svg:y="3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1cm" svg:y="4.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1cm" svg:y="5.9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1cm" svg:y="6.9cm">
          <text:p text:style-name="P1">m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1cm" svg:y="7.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1cm" svg:y="8.9cm">
          <text:p text:style-name="P1">m+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4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5.4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7.4cm">
          <text:p text:style-name="P1">m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8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8cm" svg:y="9.4cm">
          <text:p text:style-name="P1">m+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4cm" svg:y1="6.4cm" svg:x2="5.6cm" svg:y2="4.9cm">
          <text:p/>
        </draw:line>
        <draw:line draw:style-name="gr2" draw:text-style-name="P3" draw:layer="layout" svg:x1="4.4cm" svg:y1="7.3cm" svg:x2="5.6cm" svg:y2="8.9cm">
          <text:p/>
        </draw:line>
        <draw:line draw:style-name="gr2" draw:text-style-name="P3" draw:layer="layout" svg:x1="7.9cm" svg:y1="4.9cm" svg:x2="8.8cm" svg:y2="4.9cm">
          <text:p/>
        </draw:line>
        <draw:line draw:style-name="gr2" draw:text-style-name="P3" draw:layer="layout" svg:x1="7.9cm" svg:y1="8.9cm" svg:x2="8.8cm" svg:y2="8.9cm">
          <text:p/>
        </draw:line>
        <draw:custom-shape draw:style-name="gr3" draw:text-style-name="P4" draw:layer="layout" svg:width="3cm" svg:height="3cm" svg:x="8.9cm" svg:y="3.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8.9cm" svg:y="7.4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4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5.4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7.4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8.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9.4cm">
          <text:p text:style-name="P1">i+j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1cm" svg:y1="4.9cm" svg:x2="13cm" svg:y2="4.9cm">
          <text:p/>
        </draw:line>
        <draw:line draw:style-name="gr2" draw:text-style-name="P3" draw:layer="layout" svg:x1="12.1cm" svg:y1="8.9cm" svg:x2="13cm" svg:y2="8.9cm">
          <text:p/>
        </draw:line>
        <draw:custom-shape draw:style-name="gr1" draw:text-style-name="P2" draw:layer="layout" svg:width="2cm" svg:height="1cm" svg:x="16.8cm" svg:y="3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.8cm" svg:y="4.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.8cm" svg:y="5.9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.8cm" svg:y="6.9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.8cm" svg:y="7.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6.8cm" svg:y="8.9cm">
          <text:p text:style-name="P1">i+j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.4cm" svg:y1="4.9cm" svg:x2="16.6cm" svg:y2="6.4cm">
          <text:p/>
        </draw:line>
        <draw:line draw:style-name="gr2" draw:text-style-name="P3" draw:layer="layout" svg:x1="15.4cm" svg:y1="9cm" svg:x2="16.6cm" svg:y2="7.5cm">
          <text:p/>
        </draw:line>
        <draw:line draw:style-name="gr2" draw:text-style-name="P3" draw:layer="layout" svg:x1="1.1cm" svg:y1="6.9cm" svg:x2="2cm" svg:y2="6.9cm">
          <text:p/>
        </draw:line>
        <draw:line draw:style-name="gr2" draw:text-style-name="P3" draw:layer="layout" svg:x1="18.9cm" svg:y1="6.9cm" svg:x2="19.8cm" svg:y2="6.9cm">
          <text:p/>
        </draw:line>
        <draw:custom-shape draw:style-name="gr3" draw:text-style-name="P4" draw:layer="layout" svg:width="3cm" svg:height="3cm" svg:x="13.5cm" svg:y="14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2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3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4.6cm">
          <text:p text:style-name="P1">i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5.6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6.6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.4cm" svg:y="17.6cm">
          <text:p text:style-name="P1">m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2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3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4.1cm">
          <text:p text:style-name="P1">i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6.1cm">
          <text:p text:style-name="P1">i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7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1cm" svg:y="18.1cm">
          <text:p text:style-name="P1">m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cm" svg:y1="15.5cm" svg:x2="5.5cm" svg:y2="15.5cm">
          <text:p/>
        </draw:line>
        <draw:custom-shape draw:style-name="gr4" draw:text-style-name="P5" draw:layer="layout" svg:width="2cm" svg:height="1cm" svg:x="10.1cm" svg:y="15.1cm">
          <text:p text:style-name="P1">i (X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3cm" svg:x="5.7cm" svg:y="14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15.5cm" svg:x2="9.8cm" svg:y2="15.5cm">
          <text:p/>
        </draw:line>
        <draw:custom-shape draw:style-name="gr1" draw:text-style-name="P2" draw:layer="layout" svg:width="2cm" svg:height="1cm" svg:x="17.8cm" svg:y="12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.8cm" svg:y="13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.8cm" svg:y="14.1cm">
          <text:p text:style-name="P1">o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.8cm" svg:y="16.1cm">
          <text:p text:style-name="P1">o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.8cm" svg:y="17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7.8cm" svg:y="18.1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cm" svg:x="17.8cm" svg:y="15.1cm">
          <text:p text:style-name="P1">o (X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2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3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4.5cm">
          <text:p text:style-name="P1">o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5.5cm">
          <text:p text:style-name="P1">o+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6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25.4cm" svg:y="17.5cm">
          <text:p text:style-name="P1">n-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cm" svg:y1="15.5cm" svg:x2="20.8cm" svg:y2="15.5cm">
          <text:p/>
        </draw:line>
        <draw:custom-shape draw:style-name="gr3" draw:text-style-name="P4" draw:layer="layout" svg:width="3cm" svg:height="3cm" svg:x="21cm" svg:y="14cm"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.3cm" svg:y1="15.5cm" svg:x2="25.1cm" svg:y2="15.5cm">
          <text:p/>
        </draw:line>
        <draw:line draw:style-name="gr2" draw:text-style-name="P3" draw:layer="layout" svg:x1="12.4cm" svg:y1="15.6cm" svg:x2="13.2cm" svg:y2="15.6cm">
          <text:p/>
        </draw:line>
        <draw:line draw:style-name="gr2" draw:text-style-name="P3" draw:layer="layout" svg:x1="16.7cm" svg:y1="15.6cm" svg:x2="17.5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7:40:01.167876529</meta:creation-date>
    <dc:date>2018-03-29T17:51:11.219992389</dc:date>
    <meta:editing-duration>PT11M10S</meta:editing-duration>
    <meta:editing-cycles>3</meta:editing-cycles>
    <meta:generator>LibreOffice/6.0.2.1$MacOSX_X86_64 LibreOffice_project/f7f06a8f319e4b62f9bc5095aa112a65d2f3ac89</meta:generator>
    <meta:document-statistic meta:object-count="71"/>
  </office:meta>
</office:document-meta>
</file>